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P1" style:family="paragraph" style:parent-style-name="Subtitle">
      <style:paragraph-properties fo:text-align="center" style:justify-single-word="false"/>
      <style:text-properties style:font-name="Liberation Sans" fo:font-size="18pt" officeooo:rsid="001ac750" officeooo:paragraph-rsid="001ac750" style:font-name-asian="PingFang SC" style:font-size-asian="18pt" style:font-name-complex="Arial Unicode MS" style:font-size-complex="18pt"/>
    </style:style>
    <style:style style:name="P2" style:family="paragraph" style:parent-style-name="Text_20_body">
      <style:paragraph-properties fo:text-align="center" style:justify-single-word="false"/>
    </style:style>
    <style:style style:name="P3" style:family="paragraph" style:parent-style-name="Heading_20_1">
      <style:paragraph-properties fo:text-align="justify" style:justify-single-word="false"/>
      <style:text-properties officeooo:paragraph-rsid="001ac750"/>
    </style:style>
    <style:style style:name="P4" style:family="paragraph" style:parent-style-name="Heading_20_1">
      <style:paragraph-properties fo:text-align="justify" style:justify-single-word="false"/>
    </style:style>
    <style:style style:name="P5" style:family="paragraph" style:parent-style-name="Heading_20_2">
      <style:paragraph-properties fo:text-align="justify" style:justify-single-word="false"/>
      <style:text-properties fo:language="en" fo:country="US"/>
    </style:style>
    <style:style style:name="P6" style:family="paragraph" style:parent-style-name="Heading_20_2">
      <style:paragraph-properties fo:text-align="justify" style:justify-single-word="false"/>
    </style:style>
    <style:style style:name="P7" style:family="paragraph" style:parent-style-name="Heading_20_3">
      <style:paragraph-properties fo:text-align="justify" style:justify-single-word="false"/>
      <style:text-properties officeooo:rsid="002e2c21" officeooo:paragraph-rsid="002e2c21"/>
    </style:style>
    <style:style style:name="P8" style:family="paragraph" style:parent-style-name="Heading_20_3">
      <style:paragraph-properties fo:text-align="justify" style:justify-single-word="false"/>
    </style:style>
    <style:style style:name="P9" style:family="paragraph" style:parent-style-name="Standard">
      <style:paragraph-properties fo:text-align="justify" style:justify-single-word="false"/>
      <style:text-properties officeooo:rsid="001c66ba" officeooo:paragraph-rsid="002b36ee"/>
    </style:style>
    <style:style style:name="P10" style:family="paragraph" style:parent-style-name="Standard" style:list-style-name="L1">
      <style:paragraph-properties fo:text-align="justify" style:justify-single-word="false"/>
      <style:text-properties officeooo:rsid="001c66ba" officeooo:paragraph-rsid="002b36ee"/>
    </style:style>
    <style:style style:name="P11" style:family="paragraph" style:parent-style-name="Standard" style:list-style-name="L1">
      <style:paragraph-properties fo:text-align="justify" style:justify-single-word="false"/>
      <style:text-properties officeooo:rsid="001c8119" officeooo:paragraph-rsid="002b36ee"/>
    </style:style>
    <style:style style:name="P12" style:family="paragraph" style:parent-style-name="Standard" style:list-style-name="L11">
      <style:paragraph-properties fo:text-align="justify" style:justify-single-word="false"/>
      <style:text-properties fo:font-weight="bold" officeooo:rsid="001d63de" officeooo:paragraph-rsid="002b36ee" style:font-weight-asian="bold" style:font-weight-complex="bold"/>
    </style:style>
    <style:style style:name="P13" style:family="paragraph" style:parent-style-name="Standard" style:list-style-name="L10">
      <style:paragraph-properties fo:text-align="justify" style:justify-single-word="false"/>
      <style:text-properties fo:font-weight="bold" officeooo:rsid="001e7527" officeooo:paragraph-rsid="002b36ee" style:font-weight-asian="bold" style:font-weight-complex="bold"/>
    </style:style>
    <style:style style:name="P14" style:family="paragraph" style:parent-style-name="Standard" style:list-style-name="L11">
      <style:paragraph-properties fo:text-align="justify" style:justify-single-word="false"/>
      <style:text-properties fo:font-weight="bold" officeooo:rsid="002b36ee" officeooo:paragraph-rsid="002b36ee" style:font-weight-asian="bold" style:font-weight-complex="bold"/>
    </style:style>
    <style:style style:name="P15" style:family="paragraph" style:parent-style-name="Standard" style:list-style-name="L11">
      <style:paragraph-properties fo:text-align="justify" style:justify-single-word="false"/>
      <style:text-properties fo:font-weight="bold" officeooo:rsid="0011dff1" officeooo:paragraph-rsid="002b36ee" style:font-weight-asian="bold" style:font-weight-complex="bold"/>
    </style:style>
    <style:style style:name="P16" style:family="paragraph" style:parent-style-name="Standard" style:list-style-name="L17">
      <style:paragraph-properties fo:text-align="justify" style:justify-single-word="false"/>
      <style:text-properties fo:font-weight="bold" officeooo:rsid="002ee817" officeooo:paragraph-rsid="002ee817" style:font-weight-asian="bold" style:font-weight-complex="bold"/>
    </style:style>
    <style:style style:name="P17" style:family="paragraph" style:parent-style-name="Standard" style:list-style-name="L17">
      <style:paragraph-properties fo:text-align="justify" style:justify-single-word="false"/>
      <style:text-properties fo:font-weight="bold" officeooo:rsid="002ee817" officeooo:paragraph-rsid="0030c451" style:font-weight-asian="bold" style:font-weight-complex="bold"/>
    </style:style>
    <style:style style:name="P18" style:family="paragraph" style:parent-style-name="Standard" style:list-style-name="L20">
      <style:paragraph-properties fo:text-align="justify" style:justify-single-word="false"/>
      <style:text-properties fo:font-weight="bold" officeooo:rsid="002ee817" officeooo:paragraph-rsid="0030c451" style:font-weight-asian="bold" style:font-weight-complex="bold"/>
    </style:style>
    <style:style style:name="P19" style:family="paragraph" style:parent-style-name="Standard" style:list-style-name="L20">
      <style:paragraph-properties fo:text-align="justify" style:justify-single-word="false"/>
      <style:text-properties fo:font-weight="bold" officeooo:rsid="002ee817" officeooo:paragraph-rsid="00402f24" style:font-weight-asian="bold" style:font-weight-complex="bold"/>
    </style:style>
    <style:style style:name="P20" style:family="paragraph" style:parent-style-name="Standard" style:list-style-name="L20">
      <style:paragraph-properties fo:text-align="justify" style:justify-single-word="false"/>
      <style:text-properties fo:font-weight="bold" officeooo:rsid="0030c451" officeooo:paragraph-rsid="0030c451" style:font-weight-asian="bold" style:font-weight-complex="bold"/>
    </style:style>
    <style:style style:name="P21" style:family="paragraph" style:parent-style-name="Standard" style:list-style-name="L17">
      <style:paragraph-properties fo:text-align="justify" style:justify-single-word="false"/>
      <style:text-properties fo:font-weight="bold" officeooo:rsid="0039ebeb" officeooo:paragraph-rsid="0039ebeb" style:font-weight-asian="bold" style:font-weight-complex="bold"/>
    </style:style>
    <style:style style:name="P22" style:family="paragraph" style:parent-style-name="Standard" style:list-style-name="L17">
      <style:paragraph-properties fo:text-align="justify" style:justify-single-word="false"/>
      <style:text-properties fo:font-weight="bold" officeooo:rsid="003a73bb" officeooo:paragraph-rsid="003a73bb" style:font-weight-asian="bold" style:font-weight-complex="bold"/>
    </style:style>
    <style:style style:name="P23" style:family="paragraph" style:parent-style-name="Standard">
      <style:paragraph-properties fo:text-align="justify" style:justify-single-word="false"/>
      <style:text-properties officeooo:rsid="000b4bb3" officeooo:paragraph-rsid="0026c677"/>
    </style:style>
    <style:style style:name="P24" style:family="paragraph" style:parent-style-name="Standard" style:list-style-name="L5">
      <style:paragraph-properties fo:text-align="justify" style:justify-single-word="false"/>
      <style:text-properties officeooo:rsid="001cae20" officeooo:paragraph-rsid="0026c677"/>
    </style:style>
    <style:style style:name="P25" style:family="paragraph" style:parent-style-name="Standard" style:list-style-name="L6">
      <style:paragraph-properties fo:text-align="justify" style:justify-single-word="false"/>
      <style:text-properties officeooo:rsid="0044daaa" officeooo:paragraph-rsid="002720ed"/>
    </style:style>
    <style:style style:name="P26" style:family="paragraph" style:parent-style-name="Standard" style:list-style-name="L6">
      <style:paragraph-properties fo:text-align="justify" style:justify-single-word="false"/>
      <style:text-properties officeooo:rsid="004569b0" officeooo:paragraph-rsid="002720ed"/>
    </style:style>
    <style:style style:name="P27" style:family="paragraph" style:parent-style-name="Standard" style:list-style-name="L6">
      <style:paragraph-properties fo:text-align="justify" style:justify-single-word="false"/>
      <style:text-properties officeooo:rsid="004665fc" officeooo:paragraph-rsid="002720ed"/>
    </style:style>
    <style:style style:name="P28" style:family="paragraph" style:parent-style-name="Standard">
      <style:paragraph-properties fo:text-align="justify" style:justify-single-word="false"/>
      <style:text-properties officeooo:rsid="00290610" officeooo:paragraph-rsid="00290610"/>
    </style:style>
    <style:style style:name="P29" style:family="paragraph" style:parent-style-name="Standard" style:list-style-name="L9">
      <style:paragraph-properties fo:text-align="justify" style:justify-single-word="false"/>
      <style:text-properties officeooo:rsid="002af542" officeooo:paragraph-rsid="002af542"/>
    </style:style>
    <style:style style:name="P30" style:family="paragraph" style:parent-style-name="Standard">
      <style:paragraph-properties fo:text-align="justify" style:justify-single-word="false"/>
      <style:text-properties style:font-name-complex="Calibri1"/>
    </style:style>
    <style:style style:name="P31" style:family="paragraph" style:parent-style-name="Standard">
      <style:paragraph-properties fo:text-align="justify" style:justify-single-word="false"/>
    </style:style>
    <style:style style:name="P32" style:family="paragraph" style:parent-style-name="Standard">
      <style:paragraph-properties fo:text-align="justify" style:justify-single-word="false"/>
      <style:text-properties officeooo:paragraph-rsid="0024493e"/>
    </style:style>
    <style:style style:name="P33" style:family="paragraph" style:parent-style-name="Standard" style:list-style-name="L9">
      <style:paragraph-properties fo:text-align="justify" style:justify-single-word="false"/>
      <style:text-properties officeooo:paragraph-rsid="002af542"/>
    </style:style>
    <style:style style:name="P34" style:family="paragraph" style:parent-style-name="Standard" style:list-style-name="L9">
      <style:paragraph-properties fo:text-align="justify" style:justify-single-word="false"/>
      <style:text-properties officeooo:paragraph-rsid="002b22be"/>
    </style:style>
    <style:style style:name="P35" style:family="paragraph" style:parent-style-name="Standard">
      <style:paragraph-properties fo:text-align="justify" style:justify-single-word="false"/>
      <style:text-properties officeooo:paragraph-rsid="0026c677"/>
    </style:style>
    <style:style style:name="P36" style:family="paragraph" style:parent-style-name="Standard" style:list-style-name="L10">
      <style:paragraph-properties fo:text-align="justify" style:justify-single-word="false"/>
      <style:text-properties officeooo:paragraph-rsid="002b36ee"/>
    </style:style>
    <style:style style:name="P37" style:family="paragraph" style:parent-style-name="Standard" style:list-style-name="L12">
      <style:paragraph-properties fo:text-align="justify" style:justify-single-word="false"/>
      <style:text-properties officeooo:paragraph-rsid="002b36ee"/>
    </style:style>
    <style:style style:name="P38" style:family="paragraph" style:parent-style-name="Standard" style:list-style-name="L5">
      <style:paragraph-properties fo:text-align="justify" style:justify-single-word="false"/>
      <style:text-properties officeooo:paragraph-rsid="0026c677"/>
    </style:style>
    <style:style style:name="P39" style:family="paragraph" style:parent-style-name="Standard">
      <style:paragraph-properties fo:text-align="justify" style:justify-single-word="false"/>
      <style:text-properties officeooo:paragraph-rsid="002e2c21"/>
    </style:style>
    <style:style style:name="P40" style:family="paragraph" style:parent-style-name="Standard" style:list-style-name="L19">
      <style:paragraph-properties fo:text-align="justify" style:justify-single-word="false"/>
      <style:text-properties officeooo:paragraph-rsid="002e2c21"/>
    </style:style>
    <style:style style:name="P41" style:family="paragraph" style:parent-style-name="Standard" style:list-style-name="L17">
      <style:paragraph-properties fo:text-align="justify" style:justify-single-word="false"/>
      <style:text-properties officeooo:paragraph-rsid="0030c451"/>
    </style:style>
    <style:style style:name="P42" style:family="paragraph" style:parent-style-name="Standard" style:list-style-name="L17">
      <style:paragraph-properties fo:text-align="justify" style:justify-single-word="false"/>
      <style:text-properties officeooo:paragraph-rsid="0039ebeb"/>
    </style:style>
    <style:style style:name="P43" style:family="paragraph" style:parent-style-name="Standard" style:list-style-name="L20">
      <style:paragraph-properties fo:text-align="justify" style:justify-single-word="false"/>
      <style:text-properties officeooo:paragraph-rsid="004d3dc1"/>
    </style:style>
    <style:style style:name="P44" style:family="paragraph" style:parent-style-name="Standard" style:list-style-name="L20">
      <style:paragraph-properties fo:text-align="justify" style:justify-single-word="false"/>
      <style:text-properties officeooo:rsid="002ee817" officeooo:paragraph-rsid="0030c451"/>
    </style:style>
    <style:style style:name="P45" style:family="paragraph" style:parent-style-name="Standard" style:list-style-name="L17">
      <style:paragraph-properties fo:text-align="justify" style:justify-single-word="false"/>
      <style:text-properties fo:font-weight="normal" officeooo:rsid="0039287d" officeooo:paragraph-rsid="0039287d" style:font-weight-asian="normal" style:font-weight-complex="normal"/>
    </style:style>
    <style:style style:name="P46" style:family="paragraph" style:parent-style-name="Standard" style:list-style-name="L17">
      <style:paragraph-properties fo:text-align="justify" style:justify-single-word="false"/>
      <style:text-properties fo:font-weight="normal" officeooo:rsid="0039ebeb" officeooo:paragraph-rsid="0039ebeb" style:font-weight-asian="normal" style:font-weight-complex="normal"/>
    </style:style>
    <style:style style:name="P47" style:family="paragraph" style:parent-style-name="Standard" style:list-style-name="L17">
      <style:paragraph-properties fo:text-align="justify" style:justify-single-word="false"/>
      <style:text-properties fo:font-weight="normal" officeooo:rsid="003a73bb" officeooo:paragraph-rsid="003a73bb" style:font-weight-asian="normal" style:font-weight-complex="normal"/>
    </style:style>
    <style:style style:name="P48" style:family="paragraph" style:parent-style-name="Standard" style:list-style-name="L17">
      <style:paragraph-properties fo:text-align="justify" style:justify-single-word="false"/>
      <style:text-properties fo:font-weight="normal" officeooo:rsid="003c0b26" officeooo:paragraph-rsid="003c0b26" style:font-weight-asian="normal" style:font-weight-complex="normal"/>
    </style:style>
    <style:style style:name="P49" style:family="paragraph" style:parent-style-name="Standard" style:list-style-name="L20">
      <style:paragraph-properties fo:text-align="justify" style:justify-single-word="false"/>
      <style:text-properties fo:font-weight="normal" officeooo:rsid="003c0b26" officeooo:paragraph-rsid="00402f24" style:font-weight-asian="normal" style:font-weight-complex="normal"/>
    </style:style>
    <style:style style:name="P50" style:family="paragraph" style:parent-style-name="Standard" style:list-style-name="L17">
      <style:paragraph-properties fo:text-align="justify" style:justify-single-word="false"/>
      <style:text-properties fo:font-weight="normal" officeooo:rsid="003cb47c" officeooo:paragraph-rsid="003cb47c" style:font-weight-asian="normal" style:font-weight-complex="normal"/>
    </style:style>
    <style:style style:name="P51" style:family="paragraph" style:parent-style-name="Standard" style:list-style-name="L20">
      <style:paragraph-properties fo:text-align="justify" style:justify-single-word="false"/>
      <style:text-properties fo:font-weight="normal" officeooo:rsid="003cb47c" officeooo:paragraph-rsid="00402f24" style:font-weight-asian="normal" style:font-weight-complex="normal"/>
    </style:style>
    <style:style style:name="P52" style:family="paragraph" style:parent-style-name="Standard" style:list-style-name="L17">
      <style:paragraph-properties fo:text-align="justify" style:justify-single-word="false"/>
      <style:text-properties fo:font-weight="normal" officeooo:rsid="003e818b" officeooo:paragraph-rsid="003e818b" style:font-weight-asian="normal" style:font-weight-complex="normal"/>
    </style:style>
    <style:style style:name="P53" style:family="paragraph" style:parent-style-name="Standard" style:list-style-name="L20">
      <style:paragraph-properties fo:text-align="justify" style:justify-single-word="false"/>
      <style:text-properties fo:font-weight="normal" officeooo:rsid="003e818b" officeooo:paragraph-rsid="00402f24" style:font-weight-asian="normal" style:font-weight-complex="normal"/>
    </style:style>
    <style:style style:name="P54" style:family="paragraph" style:parent-style-name="Standard" style:list-style-name="L20">
      <style:paragraph-properties fo:text-align="justify" style:justify-single-word="false"/>
      <style:text-properties fo:font-weight="normal" officeooo:rsid="0043bc52" officeooo:paragraph-rsid="0043bc52" style:font-weight-asian="normal" style:font-weight-complex="normal"/>
    </style:style>
    <style:style style:name="P55" style:family="paragraph" style:parent-style-name="Standard" style:list-style-name="L20">
      <style:paragraph-properties fo:text-align="justify" style:justify-single-word="false"/>
      <style:text-properties fo:font-weight="normal" officeooo:rsid="00468f5f" officeooo:paragraph-rsid="00468f5f" style:font-weight-asian="normal" style:font-weight-complex="normal"/>
    </style:style>
    <style:style style:name="P56" style:family="paragraph" style:parent-style-name="Standard" style:list-style-name="L20">
      <style:paragraph-properties fo:text-align="justify" style:justify-single-word="false"/>
      <style:text-properties fo:font-weight="normal" officeooo:rsid="00481d39" officeooo:paragraph-rsid="00481d39" style:font-weight-asian="normal" style:font-weight-complex="normal"/>
    </style:style>
    <style:style style:name="P57" style:family="paragraph" style:parent-style-name="Standard" style:list-style-name="L20">
      <style:paragraph-properties fo:text-align="justify" style:justify-single-word="false"/>
      <style:text-properties fo:font-weight="normal" officeooo:rsid="004cfe80" officeooo:paragraph-rsid="004cfe80" style:font-weight-asian="normal" style:font-weight-complex="normal"/>
    </style:style>
    <style:style style:name="P58" style:family="paragraph" style:parent-style-name="Standard" style:list-style-name="L20">
      <style:paragraph-properties fo:text-align="justify" style:justify-single-word="false"/>
      <style:text-properties fo:font-weight="normal" officeooo:rsid="004d3dc1" officeooo:paragraph-rsid="004d3dc1" style:font-weight-asian="normal" style:font-weight-complex="normal"/>
    </style:style>
    <style:style style:name="P59" style:family="paragraph" style:parent-style-name="Title">
      <style:paragraph-properties fo:text-align="center" style:justify-single-word="false"/>
    </style:style>
    <style:style style:name="T1" style:family="text">
      <style:text-properties style:text-underline-style="solid" style:text-underline-width="auto" style:text-underline-color="font-color"/>
    </style:style>
    <style:style style:name="T2" style:family="text">
      <style:text-properties officeooo:rsid="001c8119"/>
    </style:style>
    <style:style style:name="T3" style:family="text">
      <style:text-properties fo:font-weight="bold" style:font-weight-asian="bold" style:font-weight-complex="bold"/>
    </style:style>
    <style:style style:name="T4" style:family="text">
      <style:text-properties fo:font-weight="bold" officeooo:rsid="001c8119" style:font-weight-asian="bold" style:font-weight-complex="bold"/>
    </style:style>
    <style:style style:name="T5" style:family="text">
      <style:text-properties fo:font-weight="bold" officeooo:rsid="001e7527" style:font-weight-asian="bold" style:font-weight-complex="bold"/>
    </style:style>
    <style:style style:name="T6" style:family="text">
      <style:text-properties fo:font-weight="bold" officeooo:rsid="002af542" style:font-weight-asian="bold" style:font-weight-complex="bold"/>
    </style:style>
    <style:style style:name="T7" style:family="text">
      <style:text-properties fo:font-weight="bold" officeooo:rsid="002b22be" style:font-weight-asian="bold" style:font-weight-complex="bold"/>
    </style:style>
    <style:style style:name="T8" style:family="text">
      <style:text-properties fo:font-weight="bold" officeooo:rsid="002b36ee" style:font-weight-asian="bold" style:font-weight-complex="bold"/>
    </style:style>
    <style:style style:name="T9" style:family="text">
      <style:text-properties fo:font-weight="bold" officeooo:rsid="002e2c21" style:font-weight-asian="bold" style:font-weight-complex="bold"/>
    </style:style>
    <style:style style:name="T10" style:family="text">
      <style:text-properties fo:font-weight="bold" officeooo:rsid="0039ebeb" style:font-weight-asian="bold" style:font-weight-complex="bold"/>
    </style:style>
    <style:style style:name="T11" style:family="text">
      <style:text-properties fo:font-weight="bold" officeooo:rsid="0030c451"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e7527" style:font-weight-asian="normal" style:font-weight-complex="normal"/>
    </style:style>
    <style:style style:name="T14" style:family="text">
      <style:text-properties fo:font-weight="normal" officeooo:rsid="001efe06" style:font-weight-asian="normal" style:font-weight-complex="normal"/>
    </style:style>
    <style:style style:name="T15" style:family="text">
      <style:text-properties fo:font-weight="normal" officeooo:rsid="001fc864" style:font-weight-asian="normal" style:font-weight-complex="normal"/>
    </style:style>
    <style:style style:name="T16" style:family="text">
      <style:text-properties fo:font-weight="normal" officeooo:rsid="002af542" style:font-weight-asian="normal" style:font-weight-complex="normal"/>
    </style:style>
    <style:style style:name="T17" style:family="text">
      <style:text-properties fo:font-weight="normal" officeooo:rsid="002b22be" style:font-weight-asian="normal" style:font-weight-complex="normal"/>
    </style:style>
    <style:style style:name="T18" style:family="text">
      <style:text-properties fo:font-weight="normal" officeooo:rsid="002b36ee" style:font-weight-asian="normal" style:font-weight-complex="normal"/>
    </style:style>
    <style:style style:name="T19" style:family="text">
      <style:text-properties fo:font-weight="normal" officeooo:rsid="000e29cb" style:font-weight-asian="normal" style:font-weight-complex="normal"/>
    </style:style>
    <style:style style:name="T20" style:family="text">
      <style:text-properties fo:font-weight="normal" officeooo:rsid="0011dff1" style:font-weight-asian="normal" style:font-weight-complex="normal"/>
    </style:style>
    <style:style style:name="T21" style:family="text">
      <style:text-properties fo:font-weight="normal" officeooo:rsid="001770db" style:font-weight-asian="normal" style:font-weight-complex="normal"/>
    </style:style>
    <style:style style:name="T22" style:family="text">
      <style:text-properties fo:font-weight="normal" officeooo:rsid="0039ebeb" style:font-weight-asian="normal" style:font-weight-complex="normal"/>
    </style:style>
    <style:style style:name="T23" style:family="text">
      <style:text-properties fo:font-weight="normal" officeooo:rsid="004d3dc1" style:font-weight-asian="normal" style:font-weight-complex="normal"/>
    </style:style>
    <style:style style:name="T24" style:family="text">
      <style:text-properties officeooo:rsid="001d63de"/>
    </style:style>
    <style:style style:name="T25" style:family="text">
      <style:text-properties officeooo:rsid="001e7527"/>
    </style:style>
    <style:style style:name="T26" style:family="text">
      <style:text-properties style:font-name="sans-serif" fo:font-size="11.25pt"/>
    </style:style>
    <style:style style:name="T27" style:family="text">
      <style:text-properties style:font-name="sans-serif" fo:font-size="11.25pt" fo:font-weight="bold" officeooo:rsid="001c66ba" style:font-weight-asian="bold" style:font-weight-complex="bold"/>
    </style:style>
    <style:style style:name="T28" style:family="text">
      <style:text-properties style:font-name="sans-serif" fo:font-size="11.25pt" fo:font-weight="normal" style:font-weight-asian="normal" style:font-weight-complex="normal"/>
    </style:style>
    <style:style style:name="T29" style:family="text">
      <style:text-properties style:font-name="sans-serif" fo:font-size="11.25pt" fo:font-weight="normal" officeooo:rsid="001e7527" style:font-weight-asian="normal" style:font-weight-complex="normal"/>
    </style:style>
    <style:style style:name="T30" style:family="text">
      <style:text-properties style:font-name="sans-serif" fo:font-size="11.25pt" fo:font-weight="normal" officeooo:rsid="001efe06" style:font-weight-asian="normal" style:font-weight-complex="normal"/>
    </style:style>
    <style:style style:name="T31" style:family="text">
      <style:text-properties style:font-name="sans-serif" fo:font-size="11.25pt" officeooo:rsid="001c66ba"/>
    </style:style>
    <style:style style:name="T32" style:family="text">
      <style:text-properties style:font-name="sans-serif" fo:font-size="11.25pt" officeooo:rsid="001770db"/>
    </style:style>
    <style:style style:name="T33" style:family="text">
      <style:text-properties style:font-name="sans-serif" fo:font-size="11.25pt" officeooo:rsid="00193017"/>
    </style:style>
    <style:style style:name="T34" style:family="text">
      <style:text-properties fo:color="#2f5496" loext:opacity="100%" style:font-name="Calibri Light" fo:font-size="16pt" officeooo:rsid="001ac750" style:font-name-asian="Calibri1" style:font-size-asian="16pt" style:font-name-complex="Tahoma" style:font-size-complex="16pt"/>
    </style:style>
    <style:style style:name="T35" style:family="text">
      <style:text-properties officeooo:rsid="0022ea32"/>
    </style:style>
    <style:style style:name="T36" style:family="text">
      <style:text-properties officeooo:rsid="00244107"/>
    </style:style>
    <style:style style:name="T37" style:family="text">
      <style:text-properties fo:language="it" fo:country="IT"/>
    </style:style>
    <style:style style:name="T38" style:family="text">
      <style:text-properties fo:language="it" fo:country="IT" officeooo:rsid="00244107"/>
    </style:style>
    <style:style style:name="T39" style:family="text">
      <style:text-properties fo:language="it" fo:country="IT" officeooo:rsid="0024493e"/>
    </style:style>
    <style:style style:name="T40" style:family="text">
      <style:text-properties officeooo:rsid="000a0bbb"/>
    </style:style>
    <style:style style:name="T41" style:family="text">
      <style:text-properties officeooo:rsid="000a62a4"/>
    </style:style>
    <style:style style:name="T42" style:family="text">
      <style:text-properties officeooo:rsid="001b474f"/>
    </style:style>
    <style:style style:name="T43" style:family="text">
      <style:text-properties officeooo:rsid="001cae20"/>
    </style:style>
    <style:style style:name="T44" style:family="text">
      <style:text-properties officeooo:rsid="004665fc"/>
    </style:style>
    <style:style style:name="T45" style:family="text">
      <style:text-properties officeooo:rsid="0028edd5"/>
    </style:style>
    <style:style style:name="T46" style:family="text">
      <style:text-properties officeooo:rsid="002af542"/>
    </style:style>
    <style:style style:name="T47" style:family="text">
      <style:text-properties officeooo:rsid="002b36ee"/>
    </style:style>
    <style:style style:name="T48" style:family="text">
      <style:text-properties officeooo:rsid="000ad0c3"/>
    </style:style>
    <style:style style:name="T49" style:family="text">
      <style:text-properties officeooo:rsid="0030c451"/>
    </style:style>
    <style:style style:name="T50" style:family="text">
      <style:text-properties officeooo:rsid="0039287d"/>
    </style:style>
    <style:style style:name="T51" style:family="text">
      <style:text-properties officeooo:rsid="0039ebeb"/>
    </style:style>
    <style:style style:name="T52" style:family="text">
      <style:text-properties officeooo:rsid="003a73bb"/>
    </style:style>
    <style:style style:name="T53" style:family="text">
      <style:text-properties officeooo:rsid="003cb47c"/>
    </style:style>
    <style:style style:name="T54" style:family="text">
      <style:text-properties officeooo:rsid="00402f24"/>
    </style:style>
    <style:style style:name="T55" style:family="text">
      <style:text-properties officeooo:rsid="004496a2"/>
    </style:style>
    <style:style style:name="T56" style:family="text">
      <style:text-properties officeooo:rsid="0049e894"/>
    </style:style>
    <style:style style:name="T57" style:family="text">
      <style:text-properties officeooo:rsid="004d3dc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Sistema di voto e scrutinio elettronico</text:p>
      <text:p text:style-name="P1">Specifica dei Requisiti</text:p>
      <text:p text:style-name="P2">Tommaso Romanò - <text:span text:style-name="T45">941796</text:span></text:p>
      <text:p text:style-name="P30"/>
      <text:h text:style-name="P3" text:outline-level="1"><text:span text:style-name="T34">Introduzione</text:span></text:h>
      <text:p text:style-name="P31"/>
      <text:h text:style-name="P6" text:outline-level="2">Obiettivi</text:h>
      <text:p text:style-name="P32"><text:span text:style-name="T35">Il sistema di voto e scrutinio elettronico ha l’obbiettivo </text:span><text:span text:style-name="T36">di</text:span><text:span text:style-name="T35"> aiutare il cittadino ad esercitare </text:span><text:span text:style-name="T36">facilmente </text:span><text:span text:style-name="T35">il diritto di voto </text:span><text:span text:style-name="T36">in ogni sua modalità</text:span><text:span text:style-name="T35">, e </text:span><text:span text:style-name="T36">di agevolare </text:span><text:span text:style-name="T35">ai gestori </text:span><text:span text:style-name="T36">del sistema le operazioni di direzione delle sessioni di voto. </text:span><text:span text:style-name="T38">Il seguente</text:span><text:span text:style-name="T37"> documento fornisce le funzionalità da implementare, le proprietà di progettazione che deve soddisfare, e consigli </text:span><text:span text:style-name="T39">utili </text:span><text:span text:style-name="T37">per aiutar</text:span><text:span text:style-name="T38">e </text:span><text:span text:style-name="T39">tutte le parti coinvolte a capire il prodotto dandone una visione completa e condivisa. Infine definisce univocamente la qualità, performance e sicurezza che il sistema deve avere</text:span>.</text:p>
      <text:p text:style-name="P31"/>
      <text:h text:style-name="P5" text:outline-level="2">Destinatari </text:h>
      <text:p text:style-name="P28">Questo documento è rivolto a due <text:span text:style-name="T46">tipologie</text:span> di <text:span text:style-name="T46">utilizzatori e lettori</text:span>:</text:p>
      <text:list xml:id="list3186511306" text:style-name="L9">
        <text:list-item>
          <text:p text:style-name="P33"><text:span text:style-name="T16">L’</text:span><text:span text:style-name="T6">utente </text:span><text:span text:style-name="T16">è colui che utilizza il sistema e può essere suddiviso in due categorie: </text:span></text:p>
          <text:list>
            <text:list-item>
              <text:p text:style-name="P33"><text:span text:style-name="T16">L’</text:span><text:span text:style-name="T6">elettore</text:span><text:span text:style-name="T16"> è un cittadino abilitato a votare dal proprio ente governativo. Utilizza il sistema per esprimere a distanza il proprio diritto di voto dopo la fase di identificazione avvenuta secondo le norme vigenti. </text:span><text:span text:style-name="T17">Il sistema deve pertanto essere sviluppato in modo tale da garantire un facile utilizzo per garantire accessibilità a tutti gli elettori.</text:span></text:p>
            </text:list-item>
            <text:list-item>
              <text:p text:style-name="P29"><text:span text:style-name="T12">L’</text:span><text:span text:style-name="T3">impiegato </text:span><text:span text:style-name="T12">o </text:span><text:span text:style-name="T3">gestore del sistema </text:span><text:span text:style-name="T12">è </text:span><text:span text:style-name="T17">colui che possiede le autorizzazioni necessarie per poter usare il sistema per configurare una sessione di voto e visualizzare l’esito del voto. I’impiegato deve avere la formazione necessaria ad utilizzare il sistema in tutte le sue fasi.</text:span></text:p>
            </text:list-item>
          </text:list>
        </text:list-item>
        <text:list-item>
          <text:p text:style-name="P34"><text:span text:style-name="T17">Il </text:span><text:span text:style-name="T7">personale informatico </text:span><text:span text:style-name="T17">è responsabile dell’istallazione e della manutenzione del sistema. Deve usare questo documento per </text:span><text:span text:style-name="T18">seguire</text:span><text:span text:style-name="T17"> i requisiti </text:span><text:span text:style-name="T18">necessari a garantire qualità, performance e sicurezza al sistema. </text:span></text:p>
        </text:list-item>
      </text:list>
      <text:p text:style-name="P31"/>
      <text:h text:style-name="P6" text:outline-level="2">Scopo del sistema</text:h>
      <text:p text:style-name="P23">Lo scopo del sistema è quello di permettere ai suoi utenti di votare e di individuare il vincitore alla fine della votazione.</text:p>
      <text:p text:style-name="P35"><text:span text:style-name="T40">Il sistema permette di votare, scegliendo tra i candidati presenti in una scheda, secondo diverse modalità: </text:span><text:span text:style-name="T41">voto categorico, voto ordinale, voto categorico con preferenze e referendum.</text:span></text:p>
      <text:p text:style-name="P35"><text:span text:style-name="T48">Il sistema permette inoltre (quando le votazioni sono terminate) di selezionare il vincitore, operazione anch’essa fatta in diverse modalità: maggioranza, maggioranza assoluta, referendum senza quorum, referendum con quorum.</text:span></text:p>
      <text:p text:style-name="P31"/>
      <text:h text:style-name="P6" text:outline-level="2"><text:soft-page-break/>Glossario (definizioni, acronimi e abbreviazioni)</text:h>
      <text:p text:style-name="P9">Questo documento utilizza costantemente i seguenti termini per indicare requisiti e raccomandazioni:</text:p>
      <text:list xml:id="list2764055406" text:style-name="L1">
        <text:list-item>
          <text:p text:style-name="P10"><text:span text:style-name="T4">DEVE</text:span><text:span text:style-name="T2">: indica</text:span> requisit<text:span text:style-name="T2">i obbligatori.</text:span></text:p>
        </text:list-item>
        <text:list-item>
          <text:p text:style-name="P11"><text:span text:style-name="T3">DOVREBBE</text:span>: indica requisiti opzionali.</text:p>
        </text:list-item>
      </text:list>
      <text:p text:style-name="P9">Questo documento utilizza costantemente i seguenti termini per indicare <text:span text:style-name="T25">e distinguere</text:span> <text:span text:style-name="T47">le tipologie di utente che usano il sistema</text:span><text:span text:style-name="T25">:</text:span></text:p>
      <text:list xml:id="list870876316" text:style-name="L10">
        <text:list-item>
          <text:p text:style-name="P13">elettore<text:span text:style-name="T12">: </text:span><text:span text:style-name="T15">tipo di </text:span><text:span text:style-name="T14">utente che DEVE </text:span><text:span text:style-name="T15">poter votare.</text:span></text:p>
        </text:list-item>
        <text:list-item>
          <text:p text:style-name="P36"><text:span text:style-name="T5">impiegato</text:span><text:span text:style-name="T13"> o </text:span><text:span text:style-name="T5">gestore</text:span><text:span text:style-name="T13">: </text:span><text:span text:style-name="T15">tipo di utente </text:span><text:span text:style-name="T28">che </text:span><text:span text:style-name="T30">DEVE</text:span><text:span text:style-name="T28"> poter configurare una sessione di voto, specificando l</text:span><text:span text:style-name="T29">e </text:span><text:span text:style-name="T28">modalità di voto e di calcolo del vincitore, inserire le liste dei candidati, far</text:span><text:span text:style-name="T12"> </text:span><text:span text:style-name="T28">partire la fase di scrutinio</text:span><text:span text:style-name="T12"> </text:span><text:span text:style-name="T28">e visualizzare l’esito del voto.</text:span><text:span text:style-name="T12"> </text:span></text:p>
        </text:list-item>
      </text:list>
      <text:p text:style-name="P9">Questo documento utilizza costantemente i seguenti termini per indicare <text:span text:style-name="T2">le modalità di voto supportate dal </text:span><text:span text:style-name="T24">sistema:</text:span></text:p>
      <text:list xml:id="list757694066" text:style-name="L11">
        <text:list-item>
          <text:p text:style-name="P12">voto ordinale<text:span text:style-name="T12">: </text:span><text:span text:style-name="T19">indica una seconda tipologia di voto per cui all’elettore è richiesto di ordinare i candidati, gruppi o partiti presenti nella scheda in base alle proprie preferenze (dal più al meno preferito).</text:span></text:p>
        </text:list-item>
        <text:list-item>
          <text:p text:style-name="P14">voto categorico<text:span text:style-name="T19">: indica una delle tipologie di voto permesse dal sistema secondo cui l’elettore inserisce una preferenza per un candidato (o gruppo/partito).</text:span></text:p>
        </text:list-item>
        <text:list-item>
          <text:p text:style-name="P14">voto categorico con preferenze<text:span text:style-name="T12">:</text:span><text:span text:style-name="T20"> </text:span><text:span text:style-name="T21">è la terza tipologia di voto con la quale </text:span><text:span text:style-name="T20">l’elettore inserisce una preferenza per un gruppo o partito e ha la possibilità di indicare una o più preferenze tra i candidati del gruppo o partito selezionato (niente voto disgiunto).</text:span></text:p>
        </text:list-item>
        <text:list-item>
          <text:p text:style-name="P15"><text:span text:style-name="T47">referendum</text:span><text:span text:style-name="T12">: </text:span><text:span text:style-name="T21">l’ultimo tipo di voto che </text:span><text:span text:style-name="T12">consiste in una domanda fatta all’elettorato con la quale si chiede se si sia favorevoli o contrari a un determinato quesito.</text:span></text:p>
        </text:list-item>
      </text:list>
      <text:p text:style-name="P9">Questo documento utilizza costantemente i seguenti termini per indicare <text:span text:style-name="T25">i </text:span>possibili modi per definire il vincitore della procedura di voto:</text:p>
      <text:list xml:id="list636173100" text:style-name="L12">
        <text:list-item>
          <text:p text:style-name="P37"><text:span text:style-name="T27">maggioranza</text:span><text:span text:style-name="T31">: </text:span><text:span text:style-name="T32">è una delle tipologie che permettono di definire il vincitore della votazione </text:span><text:span text:style-name="T33">come il candidato che ha ricevuto il maggior numero di voti.</text:span></text:p>
        </text:list-item>
      </text:list>
      <text:list xml:id="list2362301983" text:style-name="L5">
        <text:list-item>
          <text:p text:style-name="P38"><text:span text:style-name="T8">maggioranza assoluta</text:span><text:span text:style-name="T42">: in questa tipologia di elezione il vincitore è il candidato che ha ottenuto la maggioranza assoluta </text:span>dei voti, cioè il 50% + 1 dei voti espressi.</text:p>
        </text:list-item>
        <text:list-item>
          <text:p text:style-name="P24"><text:span text:style-name="T8">referendum senza quorum</text:span>: si procede al conteggio dei voti indipendentemente se abbia partecipato o meno alla consultazione la maggioranza degli aventi diritto al voto. (Modalità valida solo nel caso in cui il tipo di voto sia un referendum)</text:p>
        </text:list-item>
        <text:list-item>
          <text:p text:style-name="P38"><text:span text:style-name="T8">referendum con quorum</text:span><text:span text:style-name="T43">: è l’ulitima tipologia di calcolo del vincitore messa a disposizione dal sistema secondo cui si procede al conteggio dei voti espressi solo nel caso in cui abbia partecipato alla consultazione la maggioranza degli aventi diritto al voto. (Modalità valida solo nel caso in cui il tipo di voto sia un referendum).</text:span></text:p>
        </text:list-item>
      </text:list>
      <text:p text:style-name="P31"/>
      <text:h text:style-name="P4" text:outline-level="1">Specifica dei requisiti </text:h>
      <text:p text:style-name="P31"/>
      <text:h text:style-name="P6" text:outline-level="2">Requisiti funzionali</text:h>
      <text:h text:style-name="P7" text:outline-level="3">Funzioni per elettore</text:h>
      <text:list xml:id="list2411254073" text:style-name="L19">
        <text:list-item>
          <text:p text:style-name="P40"><text:span text:style-name="T9">Identificazione</text:span></text:p>
        </text:list-item>
      </text:list>
      <text:list xml:id="list3971697377" text:style-name="L17">
        <text:list-item>
          <text:list>
            <text:list-item>
              <text:p text:style-name="P16">User Req<text:span text:style-name="T49">uirement Definition</text:span></text:p>
              <text:list>
                <text:list-item>
                  <text:p text:style-name="P48">Il sistema DEVE permettere l’accesso all’elettore chiedendo <text:span text:style-name="T53">codice fiscale, </text:span>documento di riconoscimento <text:span text:style-name="T53">(carta d’identità o passaporto) </text:span><text:span text:style-name="T54">e scheda elettorale</text:span>.</text:p>
                </text:list-item>
              </text:list>
            </text:list-item>
            <text:list-item>
              <text:p text:style-name="P16">System Req<text:span text:style-name="T49">uirements Specification</text:span></text:p>
              <text:list>
                <text:list-item>
                  <text:p text:style-name="P50"><text:soft-page-break/>Il sistema DEVE garantire l’accesso tramite codice fiscale, documento di riconoscimento <text:span text:style-name="T54">e scheda elettorale</text:span>.</text:p>
                </text:list-item>
                <text:list-item>
                  <text:p text:style-name="P52">Il sistema NON DEVE deve permettere l’accesso con <text:span text:style-name="T54">tipo di utente</text:span> divers<text:span text:style-name="T54">o</text:span> dall’elettore.</text:p>
                </text:list-item>
                <text:list-item>
                  <text:p text:style-name="P52">Il sistema NON DEVE permettere l’accesso nel caso di avvenuto voto per la corrente sessione.</text:p>
                </text:list-item>
              </text:list>
            </text:list-item>
          </text:list>
        </text:list-item>
        <text:list-item>
          <text:p text:style-name="P41"><text:span text:style-name="T9">Votazione</text:span></text:p>
          <text:list>
            <text:list-item>
              <text:p text:style-name="P17">User Req<text:span text:style-name="T49">uirement Definition</text:span></text:p>
              <text:list>
                <text:list-item>
                  <text:p text:style-name="P45">il sistema DEVE permettere all’elettore di votare tramite la propria scheda secondo la modalità di voto assegn<text:span text:style-name="T51">a</text:span>ta per la corrente sessione di voto. <text:span text:style-name="T51">Per ognuna delle</text:span> <text:span text:style-name="T51">modalità di voto, l’utente DEVE poter:</text:span></text:p>
                  <text:list>
                    <text:list-item>
                      <text:p text:style-name="P45"><text:span text:style-name="T10">V</text:span><text:span text:style-name="T3">oto ordinale: </text:span>ordina<text:span text:style-name="T51">re</text:span> i candidati (o gruppi/partiti).</text:p>
                    </text:list-item>
                    <text:list-item>
                      <text:p text:style-name="P42"><text:span text:style-name="T10">Voto categorico: </text:span><text:span text:style-name="T22">inserire</text:span><text:span text:style-name="T10"> </text:span><text:span text:style-name="T26">una</text:span> <text:span text:style-name="T26">preferenza</text:span> <text:span text:style-name="T26">per</text:span> <text:span text:style-name="T26">un candidato (o gruppo/partito).</text:span></text:p>
                    </text:list-item>
                    <text:list-item>
                      <text:p text:style-name="P21"><text:span text:style-name="T26">Voto categorico con preferenze: </text:span><text:span text:style-name="T28">inserire una preferenza per un gruppo/partito ed indicare una o più preferenze tra i candidati del gruppo/partito selezionato (niente voto disgiunto).</text:span></text:p>
                    </text:list-item>
                    <text:list-item>
                      <text:p text:style-name="P21"><text:span text:style-name="T26">Referendum:</text:span><text:span text:style-name="T28"> esprimersi favorevoli o contrari ad un determinato quesito.</text:span></text:p>
                    </text:list-item>
                    <text:list-item>
                      <text:p text:style-name="P22"><text:span text:style-name="T26">Scheda bianca:</text:span><text:span text:style-name="T28"> votare scheda bianca.</text:span></text:p>
                    </text:list-item>
                  </text:list>
                </text:list-item>
              </text:list>
            </text:list-item>
            <text:list-item>
              <text:p text:style-name="P17">System Req<text:span text:style-name="T49">uirements Specification</text:span></text:p>
              <text:list>
                <text:list-item>
                  <text:p text:style-name="P46">Il sistema <text:span text:style-name="T52">DEVE</text:span> implementare le diverse modalità di voto (ordinale, categorico, referendum, categorico con preferenze).</text:p>
                </text:list-item>
                <text:list-item>
                  <text:p text:style-name="P50">Il sistema DEVE far visualizzare la scheda della corrente sessione di voto.</text:p>
                </text:list-item>
                <text:list-item>
                  <text:p text:style-name="P46">Il sistema <text:span text:style-name="T52">DEVE</text:span> permettere all’utente di votare secondo la categoria di voto specificata nella scheda <text:span text:style-name="T52">della corrente sessione di voto</text:span>.</text:p>
                </text:list-item>
                <text:list-item>
                  <text:p text:style-name="P46">Il sistema DEVE registrare il voto garantendo l’anonimato dell’elettore.</text:p>
                </text:list-item>
                <text:list-item>
                  <text:p text:style-name="P47">Il sistema DEVE garantire che avvenga una sola votazione in una sessione di voto per elettore.</text:p>
                </text:list-item>
              </text:list>
            </text:list-item>
          </text:list>
        </text:list-item>
      </text:list>
      <text:p text:style-name="P39"/>
      <text:h text:style-name="P7" text:outline-level="3">Funzioni per gestore</text:h>
      <text:list xml:id="list1511549783" text:style-name="L20">
        <text:list-item>
          <text:p text:style-name="P19">Accesso</text:p>
          <text:list>
            <text:list-item>
              <text:p text:style-name="P19">User Req<text:span text:style-name="T49">uirement Definition</text:span></text:p>
              <text:list>
                <text:list-item>
                  <text:p text:style-name="P49">Il sistema DEVE permettere l’accesso <text:span text:style-name="T54">al gestore</text:span> chiedendo <text:span text:style-name="T53">codice fiscale, </text:span>documento di riconoscimento <text:span text:style-name="T53">(carta d’identità o passaporto) </text:span><text:span text:style-name="T54">e codice gestore</text:span>.</text:p>
                </text:list-item>
              </text:list>
            </text:list-item>
            <text:list-item>
              <text:p text:style-name="P19">System Req<text:span text:style-name="T49">uirements Specification</text:span></text:p>
              <text:list>
                <text:list-item>
                  <text:p text:style-name="P51">Il sistema DEVE garantire l’accesso tramite codice fiscale, documento di riconoscimento <text:span text:style-name="T54">e codice gestore</text:span>.</text:p>
                </text:list-item>
                <text:list-item>
                  <text:p text:style-name="P53">Il sistema NON DEVE deve permettere l’accesso con <text:span text:style-name="T54">tipo di utente</text:span> divers<text:span text:style-name="T54">o</text:span> <text:span text:style-name="T54">da gestore</text:span>.</text:p>
                </text:list-item>
                <text:list-item>
                  <text:p text:style-name="P53">Il sistema <text:span text:style-name="T54">DEVE garantire l’accesso in qualsiasi fase della sessione di voto</text:span>.</text:p>
                </text:list-item>
              </text:list>
            </text:list-item>
          </text:list>
        </text:list-item>
        <text:list-item>
          <text:p text:style-name="P20">Sessione di voto</text:p>
          <text:list>
            <text:list-item>
              <text:p text:style-name="P18">User Req<text:span text:style-name="T49">uirement Definition</text:span></text:p>
              <text:list>
                <text:list-item>
                  <text:p text:style-name="P54">Il sistema DEVE permettere al gestore di creare una sessione di voto: selezionare la modalità di voto, inserire le liste dei candidati <text:span text:style-name="T50">(o gruppi/partiti), </text:span>selezionare il metodo di selezione del vincitore (maggioranza, maggioranza assoluta, referendum senza quorum, referendum con quorum).</text:p>
                </text:list-item>
                <text:list-item>
                  <text:p text:style-name="P55">Il sistema DEVE permettere al gestore di avviare la fase di scrutinio <text:span text:style-name="T56">solo dopo l’avvio della sessione di voto</text:span>.</text:p>
                </text:list-item>
              </text:list>
            </text:list-item>
            <text:list-item>
              <text:p text:style-name="P18">System Req<text:span text:style-name="T49">uirements Specification</text:span></text:p>
              <text:list>
                <text:list-item>
                  <text:p text:style-name="P54"><text:soft-page-break/>Il sistema DEVE garantire i parametri della sessione di voto (selezione modalità di voto, inserimento liste candidati, selezione modalità di vincitore e selezione del vincitore).</text:p>
                </text:list-item>
                <text:list-item>
                  <text:p text:style-name="P54">Il sistema DEVE sulla base dei parametri creare una scheda elettorale.</text:p>
                </text:list-item>
                <text:list-item>
                  <text:p text:style-name="P54">Il sistema DEVE garantire <text:span text:style-name="T55">che</text:span> scheda elettorale <text:span text:style-name="T55">non possa essere modificata </text:span>durante tutta la sessione di voto.</text:p>
                </text:list-item>
                <text:list-item>
                  <text:p text:style-name="P55">Il sistema DEVE chiudere la sessione di voto una volta avviata la fase di scrutinio.</text:p>
                </text:list-item>
                <text:list-item>
                  <text:p text:style-name="P56">Il sistema DEVE mantenere il conteggio dei voti segreto a tutti gli utenti.</text:p>
                </text:list-item>
              </text:list>
            </text:list-item>
          </text:list>
        </text:list-item>
        <text:list-item>
          <text:p text:style-name="P20">Scrutinio</text:p>
          <text:list>
            <text:list-item>
              <text:p text:style-name="P18">User Req<text:span text:style-name="T49">uirement Definition</text:span></text:p>
              <text:list>
                <text:list-item>
                  <text:p text:style-name="P57">Il sistema DEVE permettere di visualizzare al gestore l’esito della sessione di voto.</text:p>
                </text:list-item>
              </text:list>
            </text:list-item>
            <text:list-item>
              <text:p text:style-name="P44"><text:span text:style-name="T3">System Req</text:span><text:span text:style-name="T11">uirements Specification</text:span></text:p>
              <text:list>
                <text:list-item>
                  <text:p text:style-name="P57">Il sistema DEVE <text:span text:style-name="T57">chiudere la sessione di voto quando è stato avviato lo scrutinio.</text:span></text:p>
                </text:list-item>
                <text:list-item>
                  <text:p text:style-name="P58">Il sistema DEVE conteggiare i voti secondo le modalità di selezione del vincitore della corrente sessione.</text:p>
                </text:list-item>
                <text:list-item>
                  <text:p text:style-name="P58">Il sistema DEVE assegnare il numero di voti per ogni candidato.</text:p>
                </text:list-item>
                <text:list-item>
                  <text:p text:style-name="P58">Il sistema DEVE comunicare in ordine il nome del candidato e il numero dei voti ottenuti.</text:p>
                </text:list-item>
                <text:list-item>
                  <text:p text:style-name="P43"><text:span text:style-name="T23">Il sistema DEVE comunicare il vincitore secondo la modalità di selezione del vincitore della corrente sessione.</text:span></text:p>
                </text:list-item>
              </text:list>
            </text:list-item>
          </text:list>
        </text:list-item>
      </text:list>
      <text:p text:style-name="P31"/>
      <text:h text:style-name="P6" text:outline-level="2">Requisiti non funzionali</text:h>
      <text:p text:style-name="P31">Lista non esaustiva di requisiti non funzionali: qualità, scalabilità, sicurezza, flessibilità, portabilità, disponibilità (availability), usabilità, affidabilità (reliability), semplicità, costo, performance, manutenibilità (mantainability), requisiti legali o normativi.</text:p>
      <text:p text:style-name="P31">Ricordarsi che deve essere possibile <text:span text:style-name="T1">misurarli</text:span>.</text:p>
      <text:p text:style-name="P31"/>
      <text:h text:style-name="P8" text:outline-level="3">Requisiti di prestazione</text:h>
      <text:h text:style-name="P8" text:outline-level="3">Attributi di qualità del software</text:h>
      <text:h text:style-name="P8" text:outline-level="3">Requisiti di sicurezza </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it" fo:country="IT"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2pt" fo:language="it" fo:country="IT"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it" style:country-asian="IT" style:font-name-complex="Times New Roman1" style:font-family-complex="'Times New Roman'" style:font-family-generic-complex="system" style:font-pitch-complex="variable"/>
    </style:style>
    <style:style style:name="caption" style:family="paragraph" style:parent-style-name="Standard" style:next-style-name="Standard" style:default-outline-level="">
      <style:paragraph-properties fo:margin-top="0in" fo:margin-bottom="0.139in" style:contextual-spacing="false"/>
      <style:text-properties fo:color="#44546a" loext:opacity="100%" fo:font-size="9pt" fo:font-style="italic" style:font-size-asian="9pt" style:font-style-asian="italic" style:font-size-complex="9pt" style:font-style-complex="italic"/>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Titolo_20_1_20_Carattere" style:display-name="Titolo 1 Carattere"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Titolo_20_2_20_Carattere" style:display-name="Titolo 2 Carattere"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itolo_20_3_20_Carattere" style:display-name="Titolo 3 Carattere"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Titolo_20_4_20_Carattere" style:display-name="Titolo 4 Carattere" style:family="text" style:parent-style-name="Default_20_Paragraph_20_Font">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Titolo_20_5_20_Carattere" style:display-name="Titolo 5 Carattere" style:family="text" style:parent-style-name="Default_20_Paragraph_20_Font">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Titolo_20_6_20_Carattere" style:display-name="Titolo 6 Carattere"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Titolo_20_7_20_Carattere" style:display-name="Titolo 7 Carattere" style:family="text" style:parent-style-name="Default_20_Paragraph_20_Font">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Titolo_20_8_20_Carattere" style:display-name="Titolo 8 Carattere" style:family="text" style:parent-style-name="Default_20_Paragraph_20_Font">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Titolo_20_9_20_Carattere" style:display-name="Titolo 9 Carattere" style:family="text" style:parent-style-name="Default_20_Paragraph_20_Font">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Testo_20_fumetto_20_Carattere" style:display-name="Testo fumetto Carattere"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7874in" fo:margin-right="0.7874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Chiara Braghin</meta:initial-creator>
    <meta:editing-cycles>89</meta:editing-cycles>
    <meta:creation-date>2020-12-14T12:38:00</meta:creation-date>
    <dc:date>2021-10-18T16:52:35.296938692</dc:date>
    <meta:editing-duration>PT20H26M14S</meta:editing-duration>
    <meta:generator>LibreOffice/7.2.1.2$MacOSX_X86_64 LibreOffice_project/87b77fad49947c1441b67c559c339af8f3517e22</meta:generator>
    <meta:document-statistic meta:table-count="0" meta:image-count="0" meta:object-count="0" meta:page-count="4" meta:paragraph-count="90" meta:word-count="1405" meta:character-count="9195" meta:non-whitespace-character-count="7950"/>
    <meta:user-defined meta:name="AppVersion">16.0000</meta:user-defined>
    <meta:template xlink:type="simple" xlink:actuate="onRequest" xlink:title="Normal.dotm" xlink:href=""/>
  </office:meta>
</office:document-meta>
</file>